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40000014BE8DDCCFAAD80AB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2.983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2.854cm" fo:padding-top="0.151cm" fo:padding-bottom="0.151cm" fo:padding-left="0.276cm" fo:padding-right="0.276cm" fo:wrap-option="wrap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2.264cm" fo:padding-top="0.151cm" fo:padding-bottom="0.151cm" fo:padding-left="0.276cm" fo:padding-right="0.276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9.612cm" svg:x="0.064cm" svg:y="3.103cm">
          <draw:image xlink:href="Pictures/10000001000003C40000014BE8DDCCFAAD80ABC0.png" xlink:type="simple" xlink:show="embed" xlink:actuate="onLoad" draw:mime-type="image/png">
            <text:p/>
          </draw:image>
        </draw:frame>
        <draw:custom-shape draw:style-name="gr2" draw:text-style-name="P2" draw:layer="layout" svg:width="3.483cm" svg:height="1.27cm" svg:x="7.946cm" svg:y="1.775cm">
          <text:p text:style-name="P1">take off</text:p>
          <draw:enhanced-geometry svg:viewBox="0 0 21600 21600" draw:mirror-horizontal="false" draw:type="line-callout-1" draw:modifiers="-25896.4408725603 117924.783634933 -1543.74282433984 9431.943351691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3.406cm" svg:height="1.27cm" svg:x="17.78cm" svg:y="1.637cm">
          <text:p text:style-name="P1">landing</text:p>
          <draw:enhanced-geometry svg:viewBox="0 0 21600 21600" draw:mirror-horizontal="true" draw:type="line-callout-1" draw:modifiers="-6073.6131493983 82151.3768686074 -1578.63222776636 9431.943351691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2.816cm" svg:height="1.27cm" svg:x="13.97cm" svg:y="1.837cm">
          <text:p text:style-name="P1">burst</text:p>
          <draw:enhanced-geometry svg:viewBox="0 0 21600 21600" draw:mirror-horizontal="true" draw:type="line-callout-1" draw:modifiers="-7560.38338658147 55300.0786782061 -1909.26517571885 9431.943351691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7T01:33:56.915191006</meta:creation-date>
    <dc:date>2022-01-27T01:40:06.171113633</dc:date>
    <meta:editing-duration>PT6M11S</meta:editing-duration>
    <meta:editing-cycles>1</meta:editing-cycles>
    <meta:document-statistic meta:object-count="27"/>
    <meta:generator>LibreOffice/7.2.3.2$Linux_X86_64 LibreOffice_project/20$Build-2</meta:generator>
  </office:meta>
</office:document-meta>
</file>